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20bfa2" officeooo:paragraph-rsid="002acc41"/>
    </style:style>
    <style:style style:name="P2" style:family="paragraph" style:parent-style-name="Standard">
      <style:paragraph-properties fo:text-align="end" style:justify-single-word="false"/>
      <style:text-properties officeooo:rsid="0020bfa2" officeooo:paragraph-rsid="0020bfa2"/>
    </style:style>
    <style:style style:name="P3" style:family="paragraph" style:parent-style-name="Standard">
      <style:paragraph-properties fo:text-align="start" style:justify-single-word="false"/>
      <style:text-properties officeooo:rsid="0020bfa2" officeooo:paragraph-rsid="0020bfa2"/>
    </style:style>
    <style:style style:name="P4" style:family="paragraph" style:parent-style-name="Standard">
      <style:paragraph-properties fo:text-align="center" style:justify-single-word="false"/>
      <style:text-properties officeooo:rsid="0020bfa2" officeooo:paragraph-rsid="0020bfa2"/>
    </style:style>
    <style:style style:name="P5" style:family="paragraph" style:parent-style-name="Standard">
      <style:paragraph-properties fo:text-align="end" style:justify-single-word="false"/>
      <style:text-properties officeooo:rsid="002acc41" officeooo:paragraph-rsid="002acc41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3d371" officeooo:paragraph-rsid="0023d371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style="italic" officeooo:rsid="00276ed1" officeooo:paragraph-rsid="00276ed1" style:font-size-asian="14pt" style:font-style-asian="italic" style:font-size-complex="14pt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0bfa2" officeooo:paragraph-rsid="0020bfa2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d134d" officeooo:paragraph-rsid="002d134d"/>
    </style:style>
    <style:style style:name="P10" style:family="paragraph" style:parent-style-name="Standard">
      <style:paragraph-properties fo:text-align="start" style:justify-single-word="false"/>
      <style:text-properties officeooo:paragraph-rsid="0028eb45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eff02" officeooo:paragraph-rsid="002eff02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3203de" officeooo:paragraph-rsid="00328de8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italic" officeooo:rsid="00276ed1"/>
    </style:style>
    <style:style style:name="T3" style:family="text">
      <style:text-properties style:text-position="0% 100%" officeooo:rsid="00276ed1"/>
    </style:style>
    <style:style style:name="T4" style:family="text">
      <style:text-properties style:text-position="0% 100%" officeooo:rsid="002d134d"/>
    </style:style>
    <style:style style:name="T5" style:family="text">
      <style:text-properties style:text-position="0% 100%" officeooo:rsid="00328de8"/>
    </style:style>
    <style:style style:name="T6" style:family="text">
      <style:text-properties fo:font-size="14pt" officeooo:rsid="002d134d" style:font-size-asian="14pt" style:font-size-complex="14pt"/>
    </style:style>
    <style:style style:name="T7" style:family="text">
      <style:text-properties officeooo:rsid="002d134d"/>
    </style:style>
    <style:style style:name="T8" style:family="text">
      <style:text-properties officeooo:rsid="0030f8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text:span text:style-name="T6">Energy Dispersive X-ray Spectroscopy (EDXS)</text:span><text:line-break/></text:p>
      <text:list xml:id="list6703071761042025827" text:style-name="L1">
        <text:list-item>
          <text:p text:style-name="P8"><text:span text:style-name="T7">What determines the ability of the EDXS to identify elemental composition of a material?</text:span><text:line-break/></text:p>
        </text:list-item>
      </text:list>
      <text:list xml:id="list4393026571364048309" text:style-name="L2">
        <text:list-item>
          <text:p text:style-name="P11">The incident particles<text:span text:style-name="T8"> excite and</text:span> eject an electron from <text:span text:style-name="T8">its energy shell</text:span>. The electron hole is then filled by an electron in a higher orbital. The transition of the higher-energy electron to the lower-energy state releases an X-ray. The energy of the X-ray is dependent on the energy difference in the energy levels.<text:span text:style-name="T8"> Additionally, some samples have overlapping peaks and non-homogeneous samples can have problematic peak overlapping. Larger, denser samples will have less of a chance that an X-ray will escape the sample therefore will not be able to be detected.</text:span></text:p>
        </text:list-item>
      </text:list>
      <text:p text:style-name="P3"><text:tab/></text:p>
      <text:list xml:id="list135441479700217" text:continue-list="list6703071761042025827" text:style-name="L1">
        <text:list-item>
          <text:p text:style-name="P9">It is challenging to measure the amount of light elements (such as H, He, Na, Be) in a sample using EDXS. Why?</text:p>
        </text:list-item>
      </text:list>
      <text:p text:style-name="P3"/>
      <text:list xml:id="list2781548994055340672" text:style-name="L3">
        <text:list-item>
          <text:p text:style-name="P12"><text:span text:style-name="T5">Light elements only emit K rays. </text:span><text:span text:style-name="T1">The gold layer and using a Beryllium window, low-energy X-rays are easily absorbed making the detection of light elements difficult</text:span><text:span text:style-name="T5">.</text:span></text:p>
        </text:list-item>
      </text:list>
      <text:p text:style-name="P6"/>
      <text:p text:style-name="P7">References</text:p>
      <text:p text:style-name="P7"><text:tab/></text:p>
      <text:p text:style-name="P10"><text:span text:style-name="T3">[1]Wikipedia contributors. "Energy-dispersive X-ray spectroscopy." </text:span><text:span text:style-name="T2">Wikipedia, The Free Encyclopedia</text:span><text:span text:style-name="T3">. </text:span><text:span text:style-name="T4"><text:tab/></text:span><text:span text:style-name="T3">Wikipedia, The Free Encyclopedia, 16 Feb. 2017. Web. 13 Mar. 2017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20bfa2" officeooo:paragraph-rsid="002acc41"/>
    </style:style>
    <style:style style:name="MP2" style:family="paragraph" style:parent-style-name="Standard">
      <style:paragraph-properties fo:text-align="end" style:justify-single-word="false"/>
      <style:text-properties officeooo:rsid="002acc41" officeooo:paragraph-rsid="002acc4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mison Lahman</text:p>
        <text:p text:style-name="MP1">PHYS-3702</text:p>
        <text:p text:style-name="MP2">Feb 13,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son Lahman</meta:initial-creator>
    <meta:creation-date>2017-02-13T09:05:14.515472192</meta:creation-date>
    <meta:generator>LibreOffice/5.2.5.1$Linux_x86 LibreOffice_project/20m0$Build-1</meta:generator>
    <dc:date>2017-03-13T13:54:39.237978154</dc:date>
    <dc:creator>Jamison Lahman</dc:creator>
    <meta:editing-duration>PT40M5S</meta:editing-duration>
    <meta:editing-cycles>10</meta:editing-cycles>
    <meta:printed-by>Jamison Lahman</meta:printed-by>
    <meta:print-date>2017-03-13T13:54:35.731058492</meta:print-date>
    <meta:document-statistic meta:table-count="0" meta:image-count="0" meta:object-count="0" meta:page-count="1" meta:paragraph-count="12" meta:word-count="189" meta:character-count="1194" meta:non-whitespace-character-count="1013"/>
  </office:meta>
</office:document-meta>
</file>